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47a08" officeooo:paragraph-rsid="00047a08" style:font-size-asian="10pt" style:font-size-complex="10pt"/>
    </style:style>
    <style:style style:name="P2" style:family="paragraph" style:parent-style-name="Standard">
      <style:text-properties fo:font-size="10pt" officeooo:rsid="00047a08" officeooo:paragraph-rsid="00080ee8" style:font-size-asian="10pt" style:font-size-complex="10pt"/>
    </style:style>
    <style:style style:name="P3" style:family="paragraph" style:parent-style-name="Standard">
      <style:text-properties fo:font-size="10pt" officeooo:paragraph-rsid="00080ee8" style:font-size-asian="10pt" style:font-size-complex="10pt"/>
    </style:style>
    <style:style style:name="P4" style:family="paragraph" style:parent-style-name="Standard">
      <style:text-properties fo:font-size="10pt" officeooo:rsid="000b29c9" officeooo:paragraph-rsid="0017c4be" style:font-size-asian="10pt" style:font-size-complex="10pt"/>
    </style:style>
    <style:style style:name="P5" style:family="paragraph" style:parent-style-name="Standard">
      <style:text-properties fo:font-size="10pt" officeooo:rsid="000b29c9" officeooo:paragraph-rsid="0018bd89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officeooo:rsid="00047a08" officeooo:paragraph-rsid="00047a08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047a08" officeooo:paragraph-rsid="0004db07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paragraph-rsid="000d8b11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paragraph-rsid="00282a35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282a35" officeooo:paragraph-rsid="0031837e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282a35" officeooo:paragraph-rsid="00425e4e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3c6272" officeooo:paragraph-rsid="003c6272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36f2be" officeooo:paragraph-rsid="0031837e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548391" officeooo:paragraph-rsid="00548391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553736" officeooo:paragraph-rsid="00553736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553736" officeooo:paragraph-rsid="005c67cf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rsid="00553736" officeooo:paragraph-rsid="005d9180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553736" officeooo:paragraph-rsid="00aed483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553736" officeooo:paragraph-rsid="00b09693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rsid="00b149ba" officeooo:paragraph-rsid="00b3f896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font-weight="bold" officeooo:rsid="00b149ba" officeooo:paragraph-rsid="00b48f24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rsid="00b149ba" officeooo:paragraph-rsid="00b75390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rsid="00b149ba" officeooo:paragraph-rsid="00c44eb7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fo:font-weight="bold" officeooo:paragraph-rsid="0016d419" style:font-size-asian="10pt" style:font-size-complex="10pt"/>
    </style:style>
    <style:style style:name="P25" style:family="paragraph" style:parent-style-name="Standard">
      <style:text-properties fo:font-size="10pt" fo:font-weight="normal" officeooo:paragraph-rsid="001215c8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0b29c9" officeooo:paragraph-rsid="002449b2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282a35" officeooo:paragraph-rsid="0031837e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36f2be" officeooo:paragraph-rsid="0036f2be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officeooo:rsid="0036f2be" officeooo:paragraph-rsid="003a7ff1" style:font-size-asian="10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36f2be" officeooo:paragraph-rsid="0049e570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036f2be" officeooo:paragraph-rsid="004ce030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36f2be" officeooo:paragraph-rsid="004e944f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380c02" officeooo:paragraph-rsid="0049e570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3d9930" officeooo:paragraph-rsid="0041e2b4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3d9930" officeooo:paragraph-rsid="004ce030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1215c8" officeooo:paragraph-rsid="001215c8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16d419" officeooo:paragraph-rsid="002449b2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16d419" officeooo:paragraph-rsid="0051db94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548391" officeooo:paragraph-rsid="00548391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548391" officeooo:paragraph-rsid="007baf93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548391" officeooo:paragraph-rsid="0085f19a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548391" officeooo:paragraph-rsid="00a87315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548391" officeooo:paragraph-rsid="00a9e820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548391" officeooo:paragraph-rsid="00ab5522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548391" officeooo:paragraph-rsid="00ba644e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548391" officeooo:paragraph-rsid="00c20259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size="10pt" fo:font-weight="normal" officeooo:rsid="00548391" officeooo:paragraph-rsid="00d4ba2d" style:font-size-asian="10pt" style:font-weight-asian="normal" style:font-size-complex="10pt" style:font-weight-complex="normal"/>
    </style:style>
    <style:style style:name="P48" style:family="paragraph" style:parent-style-name="Standard">
      <style:text-properties fo:font-size="10pt" fo:font-weight="normal" officeooo:rsid="00548391" officeooo:paragraph-rsid="00da6154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10pt" fo:font-weight="normal" officeooo:rsid="00548391" officeooo:paragraph-rsid="00db2d1f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0pt" fo:font-weight="normal" officeooo:rsid="00548391" officeooo:paragraph-rsid="00e40185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size="10pt" fo:font-weight="normal" officeooo:rsid="0056d0b6" officeooo:paragraph-rsid="00681ca3" style:font-size-asian="10pt" style:font-weight-asian="normal" style:font-size-complex="10pt" style:font-weight-complex="normal"/>
    </style:style>
    <style:style style:name="P52" style:family="paragraph" style:parent-style-name="Standard">
      <style:text-properties fo:font-size="10pt" fo:font-weight="normal" officeooo:rsid="00587e7b" officeooo:paragraph-rsid="00587e7b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fo:font-weight="normal" officeooo:rsid="00587e7b" officeooo:paragraph-rsid="00681ca3" style:font-size-asian="10pt" style:font-weight-asian="normal" style:font-size-complex="10pt" style:font-weight-complex="normal"/>
    </style:style>
    <style:style style:name="P54" style:family="paragraph" style:parent-style-name="Standard">
      <style:text-properties fo:font-size="10pt" fo:font-weight="normal" officeooo:rsid="00587e7b" officeooo:paragraph-rsid="007baf93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size="10pt" fo:font-weight="normal" officeooo:rsid="00587e7b" officeooo:paragraph-rsid="0080a3f4" style:font-size-asian="10pt" style:font-weight-asian="normal" style:font-size-complex="10pt" style:font-weight-complex="normal"/>
    </style:style>
    <style:style style:name="P56" style:family="paragraph" style:parent-style-name="Standard">
      <style:text-properties fo:font-size="10pt" fo:font-weight="normal" officeooo:rsid="00587e7b" officeooo:paragraph-rsid="0085f19a" style:font-size-asian="10pt" style:font-weight-asian="normal" style:font-size-complex="10pt" style:font-weight-complex="normal"/>
    </style:style>
    <style:style style:name="P57" style:family="paragraph" style:parent-style-name="Standard">
      <style:text-properties fo:font-size="10pt" fo:font-weight="normal" officeooo:rsid="00587e7b" officeooo:paragraph-rsid="0087213a" style:font-size-asian="10pt" style:font-weight-asian="normal" style:font-size-complex="10pt" style:font-weight-complex="normal"/>
    </style:style>
    <style:style style:name="P58" style:family="paragraph" style:parent-style-name="Standard">
      <style:text-properties fo:font-size="10pt" fo:font-weight="normal" officeooo:rsid="00587e7b" officeooo:paragraph-rsid="0097bbea" style:font-size-asian="10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rsid="00587e7b" officeooo:paragraph-rsid="00c7510a" style:font-size-asian="10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rsid="00587e7b" officeooo:paragraph-rsid="00cd6650" style:font-size-asian="10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rsid="00587e7b" officeooo:paragraph-rsid="00d82d78" style:font-size-asian="10pt" style:font-weight-asian="normal" style:font-size-complex="10pt" style:font-weight-complex="normal"/>
    </style:style>
    <style:style style:name="P62" style:family="paragraph" style:parent-style-name="Standard">
      <style:text-properties fo:font-size="10pt" fo:font-weight="normal" officeooo:rsid="00587e7b" officeooo:paragraph-rsid="00decfbd" style:font-size-asian="10pt" style:font-weight-asian="normal" style:font-size-complex="10pt" style:font-weight-complex="normal"/>
    </style:style>
    <style:style style:name="P63" style:family="paragraph" style:parent-style-name="Standard">
      <style:text-properties fo:font-size="10pt" fo:font-weight="normal" officeooo:rsid="00587e7b" officeooo:paragraph-rsid="00e74647" style:font-size-asian="10pt" style:font-weight-asian="normal" style:font-size-complex="10pt" style:font-weight-complex="normal"/>
    </style:style>
    <style:style style:name="P64" style:family="paragraph" style:parent-style-name="Standard">
      <style:text-properties fo:font-size="10pt" fo:font-weight="normal" officeooo:rsid="00587e7b" officeooo:paragraph-rsid="00e8bbeb" style:font-size-asian="10pt" style:font-weight-asian="normal" style:font-size-complex="10pt" style:font-weight-complex="normal"/>
    </style:style>
    <style:style style:name="P65" style:family="paragraph" style:parent-style-name="Standard">
      <style:text-properties fo:font-size="10pt" fo:font-weight="normal" officeooo:rsid="007698b5" officeooo:paragraph-rsid="007698b5" style:font-size-asian="10pt" style:font-weight-asian="normal" style:font-size-complex="10pt" style:font-weight-complex="normal"/>
    </style:style>
    <style:style style:name="P66" style:family="paragraph" style:parent-style-name="Standard">
      <style:text-properties fo:font-size="10pt" fo:font-weight="normal" officeooo:rsid="007698b5" officeooo:paragraph-rsid="0077d2e4" style:font-size-asian="10pt" style:font-weight-asian="normal" style:font-size-complex="10pt" style:font-weight-complex="normal"/>
    </style:style>
    <style:style style:name="P67" style:family="paragraph" style:parent-style-name="Standard">
      <style:text-properties fo:font-size="10pt" fo:font-weight="normal" officeooo:rsid="00783754" officeooo:paragraph-rsid="00783754" style:font-size-asian="10pt" style:font-weight-asian="normal" style:font-size-complex="10pt" style:font-weight-complex="normal"/>
    </style:style>
    <style:style style:name="P68" style:family="paragraph" style:parent-style-name="Standard">
      <style:text-properties fo:font-size="10pt" fo:font-weight="normal" officeooo:rsid="0069b75f" officeooo:paragraph-rsid="0069b75f" style:font-size-asian="10pt" style:font-weight-asian="normal" style:font-size-complex="10pt" style:font-weight-complex="normal"/>
    </style:style>
    <style:style style:name="P69" style:family="paragraph" style:parent-style-name="Footnote">
      <style:text-properties officeooo:rsid="001a9987" officeooo:paragraph-rsid="001a9987"/>
    </style:style>
    <style:style style:name="P70" style:family="paragraph" style:parent-style-name="Footnote">
      <style:text-properties officeooo:rsid="001b2607" officeooo:paragraph-rsid="001b2607"/>
    </style:style>
    <style:style style:name="P71" style:family="paragraph" style:parent-style-name="Standard">
      <style:text-properties fo:font-size="10pt" fo:font-weight="normal" officeooo:rsid="00b09693" officeooo:paragraph-rsid="00b09693" style:font-size-asian="10pt" style:font-weight-asian="normal" style:font-size-complex="10pt" style:font-weight-complex="normal"/>
    </style:style>
    <style:style style:name="T1" style:family="text">
      <style:text-properties officeooo:rsid="00047a08"/>
    </style:style>
    <style:style style:name="T2" style:family="text">
      <style:text-properties officeooo:rsid="0004db07"/>
    </style:style>
    <style:style style:name="T3" style:family="text">
      <style:text-properties officeooo:rsid="0005497c"/>
    </style:style>
    <style:style style:name="T4" style:family="text">
      <style:text-properties officeooo:rsid="00080ee8"/>
    </style:style>
    <style:style style:name="T5" style:family="text">
      <style:text-properties officeooo:rsid="000b29c9"/>
    </style:style>
    <style:style style:name="T6" style:family="text">
      <style:text-properties officeooo:rsid="000d8b1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8b11" style:font-weight-asian="normal" style:font-weight-complex="normal"/>
    </style:style>
    <style:style style:name="T9" style:family="text">
      <style:text-properties fo:font-weight="normal" officeooo:rsid="0017c4be" style:font-weight-asian="normal" style:font-weight-complex="normal"/>
    </style:style>
    <style:style style:name="T10" style:family="text">
      <style:text-properties fo:font-weight="normal" officeooo:rsid="0018bd89" style:font-weight-asian="normal" style:font-weight-complex="normal"/>
    </style:style>
    <style:style style:name="T11" style:family="text">
      <style:text-properties fo:font-weight="normal" officeooo:rsid="00548391" style:font-weight-asian="normal" style:font-weight-complex="normal"/>
    </style:style>
    <style:style style:name="T12" style:family="text">
      <style:text-properties fo:font-weight="normal" officeooo:rsid="00a9e820" style:font-weight-asian="normal" style:font-weight-complex="normal"/>
    </style:style>
    <style:style style:name="T13" style:family="text">
      <style:text-properties fo:font-weight="normal" officeooo:rsid="00aed483" style:font-weight-asian="normal" style:font-weight-complex="normal"/>
    </style:style>
    <style:style style:name="T14" style:family="text">
      <style:text-properties fo:font-weight="normal" officeooo:rsid="00587e7b" style:font-weight-asian="normal" style:font-weight-complex="normal"/>
    </style:style>
    <style:style style:name="T15" style:family="text">
      <style:text-properties fo:font-weight="normal" officeooo:rsid="00b09693" style:font-weight-asian="normal" style:font-weight-complex="normal"/>
    </style:style>
    <style:style style:name="T16" style:family="text">
      <style:text-properties fo:font-weight="normal" officeooo:rsid="0089a055" style:font-weight-asian="normal" style:font-weight-complex="normal"/>
    </style:style>
    <style:style style:name="T17" style:family="text">
      <style:text-properties fo:font-weight="normal" officeooo:rsid="00b3f896" style:font-weight-asian="normal" style:font-weight-complex="normal"/>
    </style:style>
    <style:style style:name="T18" style:family="text">
      <style:text-properties fo:font-weight="normal" officeooo:rsid="00b5ec79" style:font-weight-asian="normal" style:font-weight-complex="normal"/>
    </style:style>
    <style:style style:name="T19" style:family="text">
      <style:text-properties fo:font-weight="normal" officeooo:rsid="00b75390" style:font-weight-asian="normal" style:font-weight-complex="normal"/>
    </style:style>
    <style:style style:name="T20" style:family="text">
      <style:text-properties fo:font-weight="normal" officeooo:rsid="00c44eb7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9fac7" style:font-style-asian="normal" style:font-style-complex="normal"/>
    </style:style>
    <style:style style:name="T23" style:family="text">
      <style:text-properties fo:font-style="normal" officeooo:rsid="000d8b11" style:font-style-asian="normal" style:font-style-complex="normal"/>
    </style:style>
    <style:style style:name="T24" style:family="text">
      <style:text-properties fo:font-style="normal" officeooo:rsid="001637f6" style:font-style-asian="normal" style:font-style-complex="normal"/>
    </style:style>
    <style:style style:name="T25" style:family="text">
      <style:text-properties fo:font-style="normal" officeooo:rsid="00179eb0" style:font-style-asian="normal" style:font-style-complex="normal"/>
    </style:style>
    <style:style style:name="T26" style:family="text">
      <style:text-properties fo:font-style="normal" officeooo:rsid="0017c4be" style:font-style-asian="normal" style:font-style-complex="normal"/>
    </style:style>
    <style:style style:name="T27" style:family="text">
      <style:text-properties fo:font-style="normal" officeooo:rsid="000d8b11" style:font-style-asian="normal" style:font-weight-asian="bold" style:font-style-complex="normal" style:font-weight-complex="bold"/>
    </style:style>
    <style:style style:name="T28" style:family="text">
      <style:text-properties fo:font-style="normal" officeooo:rsid="0016d419" style:font-style-asian="normal" style:font-weight-asian="bold" style:font-style-complex="normal" style:font-weight-complex="bold"/>
    </style:style>
    <style:style style:name="T29" style:family="text">
      <style:text-properties officeooo:rsid="0022bade"/>
    </style:style>
    <style:style style:name="T30" style:family="text">
      <style:text-properties officeooo:rsid="0016ab5a" style:font-weight-asian="bold" style:font-weight-complex="bold"/>
    </style:style>
    <style:style style:name="T31" style:family="text">
      <style:text-properties officeooo:rsid="0053d58c" style:font-weight-asian="bold" style:font-weight-complex="bold"/>
    </style:style>
    <style:style style:name="T32" style:family="text">
      <style:text-properties officeooo:rsid="0026e1eb"/>
    </style:style>
    <style:style style:name="T33" style:family="text">
      <style:text-properties officeooo:rsid="002b49e4"/>
    </style:style>
    <style:style style:name="T34" style:family="text">
      <style:text-properties officeooo:rsid="0031837e"/>
    </style:style>
    <style:style style:name="T35" style:family="text">
      <style:text-properties officeooo:rsid="00380c02"/>
    </style:style>
    <style:style style:name="T36" style:family="text">
      <style:text-properties officeooo:rsid="003a586f"/>
    </style:style>
    <style:style style:name="T37" style:family="text">
      <style:text-properties officeooo:rsid="003e7437"/>
    </style:style>
    <style:style style:name="T38" style:family="text">
      <style:text-properties officeooo:rsid="0041e2b4"/>
    </style:style>
    <style:style style:name="T39" style:family="text">
      <style:text-properties officeooo:rsid="004ce030"/>
    </style:style>
    <style:style style:name="T40" style:family="text">
      <style:text-properties officeooo:rsid="0053d58c"/>
    </style:style>
    <style:style style:name="T41" style:family="text">
      <style:text-properties officeooo:rsid="00548391"/>
    </style:style>
    <style:style style:name="T42" style:family="text">
      <style:text-properties officeooo:rsid="0056d0b6"/>
    </style:style>
    <style:style style:name="T43" style:family="text">
      <style:text-properties officeooo:rsid="00587e7b"/>
    </style:style>
    <style:style style:name="T44" style:family="text">
      <style:text-properties officeooo:rsid="0058b5bf"/>
    </style:style>
    <style:style style:name="T45" style:family="text">
      <style:text-properties officeooo:rsid="005c67cf"/>
    </style:style>
    <style:style style:name="T46" style:family="text">
      <style:text-properties officeooo:rsid="005d9180"/>
    </style:style>
    <style:style style:name="T47" style:family="text">
      <style:text-properties officeooo:rsid="006fd3cc"/>
    </style:style>
    <style:style style:name="T48" style:family="text">
      <style:text-properties officeooo:rsid="0016d419"/>
    </style:style>
    <style:style style:name="T49" style:family="text">
      <style:text-properties officeooo:rsid="0077d2e4"/>
    </style:style>
    <style:style style:name="T50" style:family="text">
      <style:text-properties officeooo:rsid="007b1dfa"/>
    </style:style>
    <style:style style:name="T51" style:family="text">
      <style:text-properties officeooo:rsid="0080a3f4"/>
    </style:style>
    <style:style style:name="T52" style:family="text">
      <style:text-properties officeooo:rsid="0083eefd"/>
    </style:style>
    <style:style style:name="T53" style:family="text">
      <style:text-properties officeooo:rsid="0084faf2"/>
    </style:style>
    <style:style style:name="T54" style:family="text">
      <style:text-properties officeooo:rsid="0085f19a"/>
    </style:style>
    <style:style style:name="T55" style:family="text">
      <style:text-properties officeooo:rsid="0089a055"/>
    </style:style>
    <style:style style:name="T56" style:family="text">
      <style:text-properties officeooo:rsid="008d35df"/>
    </style:style>
    <style:style style:name="T57" style:family="text">
      <style:text-properties officeooo:rsid="00911019"/>
    </style:style>
    <style:style style:name="T58" style:family="text">
      <style:text-properties officeooo:rsid="0097bbea"/>
    </style:style>
    <style:style style:name="T59" style:family="text">
      <style:text-properties officeooo:rsid="009a781a"/>
    </style:style>
    <style:style style:name="T60" style:family="text">
      <style:text-properties officeooo:rsid="00a9e820"/>
    </style:style>
    <style:style style:name="T61" style:family="text">
      <style:text-properties officeooo:rsid="00d20c42"/>
    </style:style>
    <style:style style:name="T62" style:family="text">
      <style:text-properties officeooo:rsid="00eee5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gramme de latin au collège <text:s/><text:span text:style-name="T62">(quatrièmes)</text:span></text:p>
      <text:p text:style-name="P1"/>
      <text:p text:style-name="P12">(1) le nom <text:span text:style-name="T40">et l’adjectif</text:span></text:p>
      <text:p text:style-name="P7"/>
      <text:p text:style-name="P7"><text:span text:style-name="T4">1D</text:span> : <text:span text:style-name="T2">puella, puellae f. (la jeune fille)<text:tab/>2D : dominus, dominī m. (le maître)<text:tab/>puer, puerī m. (l’enfant)</text:span></text:p>
      <text:p text:style-name="P2">N.<text:tab/>puella<text:tab/><text:tab/>puellae<text:tab/><text:tab/><text:span text:style-name="T3">dominus<text:tab/><text:tab/>dominī<text:tab/><text:tab/><text:tab/>puer<text:tab/><text:tab/>puerī</text:span></text:p>
      <text:p text:style-name="P2">V.<text:tab/>puella<text:tab/><text:tab/>puellae<text:tab/><text:tab/>domine<text:tab/><text:tab/>dominī<text:tab/><text:tab/><text:tab/>puer<text:tab/><text:tab/>puerī</text:p>
      <text:p text:style-name="P2">Acc.<text:tab/>puellam<text:tab/><text:tab/>puellās<text:tab/><text:tab/><text:span text:style-name="T3">dominum<text:tab/>dominōs<text:tab/><text:tab/><text:tab/>puerum<text:tab/><text:tab/>puerōs</text:span></text:p>
      <text:p text:style-name="P2">G.<text:tab/>puellae<text:tab/><text:tab/>puellārum<text:tab/><text:span text:style-name="T3">dominī<text:tab/><text:tab/>dominōrum<text:tab/><text:tab/>puerī<text:tab/><text:tab/>puerōrum</text:span></text:p>
      <text:p text:style-name="P3"><text:span text:style-name="T1">D.<text:tab/>puellae<text:tab/><text:tab/>puell</text:span>ī<text:span text:style-name="T1">s<text:tab/><text:tab/>domin</text:span>ō<text:tab/><text:tab/><text:span text:style-name="T3">dominīs<text:tab/><text:tab/><text:tab/>puerō<text:tab/><text:tab/>puerīs</text:span></text:p>
      <text:p text:style-name="P3"><text:span text:style-name="T1">Ab.<text:tab/>puell</text:span>ā<text:tab/><text:tab/><text:span text:style-name="T1">puell</text:span>ī<text:span text:style-name="T1">s<text:tab/><text:tab/>dominō<text:tab/><text:tab/>dominīs<text:tab/><text:tab/><text:tab/>puerō<text:tab/><text:tab/>puerīs</text:span></text:p>
      <text:p text:style-name="P3"/>
      <text:p text:style-name="P8"><text:span text:style-name="T22">2D : templum, templī n. (le temple)<text:tab/>3D</text:span><text:span text:style-name="T24">i</text:span><text:span text:style-name="T24"><text:note text:id="ftn1" text:note-class="footnote"><text:note-citation>1</text:note-citation><text:note-body><text:p text:style-name="P69">3Di : troisième déclinaison imparisyllabique</text:p></text:note-body></text:note></text:span><text:span text:style-name="T22"> : </text:span><text:span text:style-name="T21">cōnsul, cōnsul</text:span><text:span text:style-name="T23">is m. (le consul)<text:tab/></text:span><text:span text:style-name="T25">3Di : </text:span><text:span text:style-name="T26">corpus, corporis n. (le corps)</text:span></text:p>
      <text:p text:style-name="P25"><text:span text:style-name="T5">N.<text:tab/>templum<text:tab/>templa<text:tab/><text:tab/>consul<text:tab/><text:tab/>consul</text:span>ē<text:span text:style-name="T6">s<text:tab/><text:tab/><text:tab/>corpus<text:tab/><text:tab/>corpora</text:span></text:p>
      <text:p text:style-name="P4">V.<text:tab/>templum<text:tab/>templa<text:tab/><text:tab/><text:span text:style-name="T6">consul<text:tab/><text:tab/></text:span><text:span text:style-name="T7">consul</text:span><text:span text:style-name="T8">ēs<text:tab/><text:tab/><text:tab/>corpus<text:tab/><text:tab/></text:span><text:span text:style-name="T10">corpora</text:span></text:p>
      <text:p text:style-name="P4">Acc.<text:tab/>templum<text:tab/>templa<text:tab/><text:tab/><text:span text:style-name="T6">consulem<text:tab/></text:span><text:span text:style-name="T7">consul</text:span><text:span text:style-name="T8">ēs<text:tab/><text:tab/><text:tab/>corpus<text:tab/><text:tab/></text:span><text:span text:style-name="T10">corpora</text:span><text:span text:style-name="T8"><text:tab/><text:tab/><text:tab/></text:span></text:p>
      <text:p text:style-name="P5">G.<text:tab/>templī<text:tab/><text:tab/>templ<text:span text:style-name="T3">ō</text:span>rum<text:tab/><text:span text:style-name="T6">consulis<text:tab/><text:tab/></text:span><text:span text:style-name="T7">consul</text:span><text:span text:style-name="T8">um<text:tab/><text:tab/>corp</text:span><text:span text:style-name="T9">oris<text:tab/><text:tab/></text:span><text:span text:style-name="T10">corporum</text:span><text:span text:style-name="T8"><text:tab/></text:span></text:p>
      <text:p text:style-name="P5">D.<text:tab/>templ<text:span text:style-name="T3">ō<text:tab/><text:tab/></text:span>templīs<text:tab/><text:tab/><text:span text:style-name="T6">consul</text:span>ī<text:tab/><text:tab/><text:span text:style-name="T7">consul</text:span><text:span text:style-name="T8">ibus<text:tab/><text:tab/>corp</text:span><text:span text:style-name="T9">or</text:span><text:span text:style-name="T7">ī<text:tab/><text:tab/></text:span><text:span text:style-name="T10">corporibus</text:span></text:p>
      <text:p text:style-name="P5">Ab.<text:tab/>templ<text:span text:style-name="T3">ō<text:tab/><text:tab/></text:span>templīs<text:tab/><text:tab/><text:span text:style-name="T6">consule<text:tab/><text:tab/></text:span><text:span text:style-name="T7">consul</text:span><text:span text:style-name="T8">ibus<text:tab/><text:tab/>corp</text:span><text:span text:style-name="T9">ore<text:tab/><text:tab/></text:span><text:span text:style-name="T10">corporibus</text:span></text:p>
      <text:p text:style-name="P36"/>
      <text:p text:style-name="P24"><text:span text:style-name="T27">3D</text:span><text:span text:style-name="T28">p</text:span><text:span text:style-name="T28"><text:note text:id="ftn2" text:note-class="footnote"><text:note-citation>2</text:note-citation><text:note-body><text:p text:style-name="P70">3Dp : troisième déclinaison parisyllabique</text:p></text:note-body></text:note></text:span><text:span text:style-name="T27"> : </text:span><text:span text:style-name="T30">cīuis, cī</text:span><text:span text:style-name="T31">u</text:span><text:span text:style-name="T30">is m. (le citoyen)<text:tab/><text:tab/>3Dp : mare, maris n. (la mer)<text:tab/><text:tab/>4D : manus, man</text:span>ū<text:span text:style-name="T29">s f. (la main)</text:span></text:p>
      <text:p text:style-name="P37">N.<text:tab/>cīuis<text:tab/><text:tab/>cīuēs<text:tab/><text:tab/>mare<text:tab/><text:tab/>maria<text:tab/><text:tab/><text:tab/>manus<text:tab/><text:tab/>manūs</text:p>
      <text:p text:style-name="P37">V.<text:tab/>cīuis<text:tab/><text:tab/>cīuēs<text:tab/><text:tab/>mare<text:tab/><text:tab/>maria<text:tab/><text:tab/><text:tab/>manus<text:tab/><text:tab/>manūs</text:p>
      <text:p text:style-name="P37">Acc.<text:tab/>cīuem<text:tab/><text:tab/>cīuēs<text:tab/><text:tab/>mare<text:tab/><text:tab/>maria<text:tab/><text:tab/><text:tab/>manum<text:tab/><text:tab/>manūs</text:p>
      <text:p text:style-name="P37">G.<text:tab/>cīuis<text:tab/><text:tab/>cīuium<text:tab/><text:tab/>maris<text:tab/><text:tab/>marium<text:tab/><text:tab/><text:tab/>manūs<text:tab/><text:tab/>manuum</text:p>
      <text:p text:style-name="P37">D.<text:tab/>cīuī<text:tab/><text:tab/>cīuibus<text:tab/><text:tab/>marī<text:tab/><text:tab/>maribus<text:tab/><text:tab/><text:tab/>manuī<text:tab/><text:tab/>manibus</text:p>
      <text:p text:style-name="P38">Ab.<text:tab/>cīue<text:tab/><text:tab/>cīuibus<text:tab/><text:tab/>marī<text:tab/><text:tab/>maribus<text:tab/><text:tab/><text:tab/>manū<text:tab/><text:tab/>manibus</text:p>
      <text:p text:style-name="P26"/>
      <text:p text:style-name="P9"><text:span text:style-name="T32">4D : cornu, cornūs n. (la corne)<text:tab/><text:tab/>5D : </text:span>rēs, <text:span text:style-name="T34">reī f. (la chose)<text:tab/><text:tab/><text:tab/></text:span></text:p>
      <text:p text:style-name="P27">N.<text:tab/><text:span text:style-name="T33">cornu<text:tab/><text:tab/>cornua<text:tab/><text:tab/> rēs<text:tab/><text:tab/>rēs<text:tab/><text:tab/><text:tab/>sujet, attribut du sujet</text:span></text:p>
      <text:p text:style-name="P27">V.<text:tab/><text:span text:style-name="T33">cornu<text:tab/><text:tab/>cornua<text:tab/><text:tab/> rēs<text:tab/><text:tab/>rēs<text:tab/><text:tab/><text:tab/>exclamation</text:span></text:p>
      <text:p text:style-name="P27">Acc.<text:tab/><text:span text:style-name="T33">cornu<text:tab/><text:tab/>cornua<text:tab/><text:tab/> rem<text:tab/><text:tab/>rēs<text:tab/><text:tab/><text:tab/>complément d’objet direct</text:span></text:p>
      <text:p text:style-name="P27">G.<text:tab/><text:span text:style-name="T33">corn</text:span>ū<text:span text:style-name="T33">s<text:tab/><text:tab/>cornuum<text:tab/> reī<text:tab/><text:tab/>rērum<text:tab/><text:tab/><text:tab/>complément du nom</text:span></text:p>
      <text:p text:style-name="P27">D.<text:tab/><text:span text:style-name="T33">cornuī<text:tab/><text:tab/>cornibus<text:tab/><text:tab/> reī<text:tab/><text:tab/>rebus<text:tab/><text:tab/><text:tab/>complément d’objet indirect</text:span></text:p>
      <text:p text:style-name="P27">Ab.<text:tab/><text:span text:style-name="T33">corn</text:span>ū<text:tab/><text:tab/><text:span text:style-name="T33">cornibus<text:tab/><text:tab/> rē<text:tab/><text:tab/>rebus<text:tab/><text:tab/><text:tab/>CC, complément d’agent</text:span></text:p>
      <text:p text:style-name="P27"/>
      <text:p text:style-name="P27"/>
      <text:p text:style-name="P12">(2) l’adjectif</text:p>
      <text:p text:style-name="P10"/>
      <text:p text:style-name="P13"><text:tab/>magnus, magna, magnum (grand)<text:tab/><text:tab/><text:tab/>fortis, fortis, forte (robuste)</text:p>
      <text:p text:style-name="P27"/>
      <text:p text:style-name="P11"><text:tab/><text:span text:style-name="T38">masculin<text:tab/>féminin<text:tab/><text:tab/>neutre<text:tab/><text:tab/><text:tab/>masculin<text:tab/>féminin<text:tab/><text:tab/>neutre</text:span></text:p>
      <text:p text:style-name="P30">N.<text:tab/><text:span text:style-name="T35">magnus<text:tab/><text:tab/>magna<text:tab/><text:tab/>magnum<text:tab/><text:tab/><text:tab/>fortis<text:tab/><text:tab/>fortis<text:tab/><text:tab/>forte</text:span></text:p>
      <text:p text:style-name="P33">V.<text:tab/>magne<text:tab/><text:tab/><text:span text:style-name="T36">magna<text:tab/><text:tab/>magnum<text:tab/><text:tab/><text:tab/>fortis<text:tab/><text:tab/></text:span>fortis<text:tab/><text:tab/><text:span text:style-name="T39">forte</text:span></text:p>
      <text:p text:style-name="P28">Acc.<text:tab/><text:span text:style-name="T35">magnum<text:tab/><text:tab/>magnam<text:tab/><text:tab/>magnum<text:tab/><text:tab/><text:tab/>fortem<text:tab/><text:tab/>fortem<text:tab/><text:tab/>forte</text:span></text:p>
      <text:p text:style-name="P30">G.<text:tab/><text:span text:style-name="T35">magnī<text:tab/><text:tab/>magnae<text:tab/><text:tab/>magnī<text:tab/><text:tab/><text:tab/>fortis<text:tab/><text:tab/>fortis<text:tab/><text:tab/>fortis</text:span></text:p>
      <text:p text:style-name="P31">D.<text:tab/><text:span text:style-name="T35">magnō<text:tab/><text:tab/>magnae<text:tab/><text:tab/>magnō<text:tab/><text:tab/><text:tab/>fortī<text:tab/><text:tab/>fortī<text:tab/><text:tab/>fortī</text:span></text:p>
      <text:p text:style-name="P32">Ab.<text:tab/><text:span text:style-name="T35">magnō<text:tab/><text:tab/>magnā<text:tab/><text:tab/>magnō<text:tab/><text:tab/><text:tab/>fortī<text:tab/><text:tab/>fortī<text:tab/><text:tab/>fortī</text:span></text:p>
      <text:p text:style-name="P29"/>
      <text:p text:style-name="P35">N.<text:tab/><text:span text:style-name="T37">magnī<text:tab/><text:tab/>magnae<text:tab/><text:tab/>magna<text:tab/><text:tab/><text:tab/>fortēs<text:tab/><text:tab/>fortēs<text:tab/><text:tab/>fortia</text:span></text:p>
      <text:p text:style-name="P35">V.<text:tab/><text:span text:style-name="T37">magnī<text:tab/><text:tab/>magnae<text:tab/><text:tab/>magna<text:tab/><text:tab/><text:tab/>fortēs<text:tab/><text:tab/>fortēs<text:tab/><text:tab/>fortia</text:span></text:p>
      <text:p text:style-name="P35">Acc.<text:tab/><text:span text:style-name="T37">magnōs<text:tab/><text:tab/>magnās<text:tab/><text:tab/>magna<text:tab/><text:tab/><text:tab/>fortēs<text:tab/><text:tab/>fortēs<text:tab/><text:tab/>fortia</text:span></text:p>
      <text:p text:style-name="P34">G.<text:tab/><text:span text:style-name="T37">magnōrum<text:tab/>magnārum<text:tab/>magnōrum<text:tab/><text:tab/>fortium<text:tab/><text:tab/>fortium<text:tab/><text:tab/>fortium</text:span></text:p>
      <text:p text:style-name="P34">D.<text:tab/><text:span text:style-name="T37">magnīs<text:tab/><text:tab/>magnīs<text:tab/><text:tab/>magnīs<text:tab/><text:tab/><text:tab/>fortibus<text:tab/><text:tab/>fortibus<text:tab/><text:tab/>fortibus</text:span></text:p>
      <text:p text:style-name="P34">Ab.<text:tab/><text:span text:style-name="T37">magnīs<text:tab/><text:tab/>magnīs<text:tab/><text:tab/>magnīs<text:tab/><text:tab/><text:tab/>fortibus<text:tab/><text:tab/>fortibus<text:tab/><text:tab/>fortibus</text:span></text:p>
      <text:p text:style-name="P34"/>
      <text:p text:style-name="P34"/>
      <text:p text:style-name="P34"/>
      <text:p text:style-name="P14"><text:soft-page-break/>(2) le verbe</text:p>
      <text:p text:style-name="P39"/>
      <text:p text:style-name="P45">amo, amās, amāre, amāu<text:span text:style-name="T37">ī, </text:span>amātum <text:tab/><text:tab/>: aimer<text:tab/><text:tab/><text:tab/><text:tab/><text:span text:style-name="T47">sum, ēs, esse, fuī, - <text:tab/><text:tab/><text:tab/>: être </text:span></text:p>
      <text:p text:style-name="P65">deleo, del<text:span text:style-name="T48">ēs, </text:span>del<text:span text:style-name="T48">ē</text:span>re, del<text:span text:style-name="T48">ē</text:span>u<text:span text:style-name="T37">ī</text:span>, del<text:span text:style-name="T48">ē</text:span>tum<text:tab/>: détruire</text:p>
      <text:p text:style-name="P67">lego, legis, legere, l<text:span text:style-name="T49">ē</text:span>g<text:span text:style-name="T49">ī, </text:span>lectum<text:tab/><text:tab/>: lire</text:p>
      <text:p text:style-name="P66">capio, cap<text:span text:style-name="T49">is, capere, cēpī, captum<text:tab/><text:tab/>: prendre</text:span></text:p>
      <text:p text:style-name="P67">audio, aud<text:span text:style-name="T49">ī</text:span>s, aud<text:span text:style-name="T49">ī</text:span>re, aud<text:span text:style-name="T49">ī</text:span>u<text:span text:style-name="T49">ī, </text:span>aud<text:span text:style-name="T49">ī</text:span>tum<text:tab/>: entendre</text:p>
      <text:p text:style-name="P68"/>
      <text:p text:style-name="P15"><text:span text:style-name="T46">i</text:span>ndicatif.présent </text:p>
      <text:p text:style-name="P40"><text:span text:style-name="T42">amo<text:tab/><text:tab/><text:tab/>deleo<text:tab/><text:tab/><text:tab/>lego<text:tab/><text:tab/><text:tab/>capio<text:tab/><text:tab/><text:tab/>audio<text:tab/><text:tab/>sum </text:span>amās<text:tab/><text:tab/><text:tab/><text:span text:style-name="T50">delēs<text:tab/><text:tab/><text:tab/>legis<text:tab/><text:tab/><text:tab/>capis<text:tab/><text:tab/><text:tab/>audīs<text:tab/><text:tab/>es</text:span></text:p>
      <text:p text:style-name="P54">amat<text:tab/><text:tab/><text:tab/><text:span text:style-name="T50">delet<text:tab/><text:tab/><text:tab/>legit<text:tab/><text:tab/><text:tab/>capit<text:tab/><text:tab/><text:tab/>audit<text:tab/><text:tab/>est</text:span></text:p>
      <text:p text:style-name="P40">amā<text:span text:style-name="T43">mus<text:tab/><text:tab/><text:tab/>delēmus<text:tab/><text:tab/><text:tab/>legimus<text:tab/><text:tab/><text:tab/>capimus<text:tab/><text:tab/><text:tab/>audīmus<text:tab/><text:tab/>sumus</text:span></text:p>
      <text:p text:style-name="P54">am<text:span text:style-name="T41">ā</text:span>tis<text:tab/><text:tab/><text:tab/><text:span text:style-name="T50">delētis<text:tab/><text:tab/><text:tab/>legitis<text:tab/><text:tab/><text:tab/>capitis<text:tab/><text:tab/><text:tab/>audītis<text:tab/><text:tab/>estis</text:span></text:p>
      <text:p text:style-name="P54">amant<text:tab/><text:tab/><text:tab/><text:span text:style-name="T50">delent<text:tab/><text:tab/><text:tab/>legunt<text:tab/><text:tab/><text:tab/>capiunt<text:tab/><text:tab/><text:tab/>audiunt<text:tab/><text:tab/>sunt</text:span></text:p>
      <text:p text:style-name="P52"/>
      <text:p text:style-name="P51">amo<text:span text:style-name="T51">r</text:span><text:tab/><text:tab/><text:tab/><text:span text:style-name="T44">deleor<text:tab/><text:tab/><text:tab/>legor<text:tab/><text:tab/><text:tab/>capio<text:tab/><text:tab/><text:tab/>audior<text:tab/></text:span></text:p>
      <text:p text:style-name="P41">amā<text:span text:style-name="T51">ri</text:span>s<text:tab/><text:tab/><text:tab/><text:span text:style-name="T44">delēris<text:tab/><text:tab/><text:tab/>legeris<text:tab/><text:tab/><text:tab/>caperis<text:tab/><text:tab/><text:tab/>audīris</text:span></text:p>
      <text:p text:style-name="P56">am<text:span text:style-name="T41">ā</text:span>t<text:span text:style-name="T51">ur<text:tab/><text:tab/><text:tab/>delētur<text:tab/><text:tab/><text:tab/>legitur<text:tab/><text:tab/><text:tab/>capitur<text:tab/><text:tab/><text:tab/>aud</text:span>ī<text:span text:style-name="T54">tur</text:span></text:p>
      <text:p text:style-name="P41">amā<text:span text:style-name="T43">mur<text:tab/><text:tab/><text:tab/>delēmur<text:tab/><text:tab/><text:tab/>legimur<text:tab/><text:tab/><text:tab/>capimur<text:tab/><text:tab/><text:tab/>audīmur</text:span></text:p>
      <text:p text:style-name="P56">am<text:span text:style-name="T41">āmin</text:span>ī<text:tab/><text:tab/><text:tab/><text:span text:style-name="T44">delēmin</text:span>ī<text:tab/><text:tab/><text:tab/><text:span text:style-name="T52">legimin</text:span>ī<text:tab/><text:tab/><text:tab/><text:span text:style-name="T53">capimin</text:span>ī<text:tab/><text:tab/><text:tab/><text:span text:style-name="T54">aud</text:span>ī<text:span text:style-name="T54">min</text:span>ī</text:p>
      <text:p text:style-name="P55">amant<text:span text:style-name="T51">ur<text:tab/><text:tab/><text:tab/>delentur<text:tab/><text:tab/><text:tab/>leguntur<text:tab/><text:tab/><text:tab/>capiuntur<text:tab/><text:tab/>audiuntur</text:span></text:p>
      <text:p text:style-name="P53"/>
      <text:p text:style-name="P16"><text:span text:style-name="T46">i</text:span>ndicatif.<text:span text:style-name="T45">imparfait</text:span> </text:p>
      <text:p text:style-name="P46"><text:span text:style-name="T42">am</text:span>ā<text:span text:style-name="T55">bam<text:tab/><text:tab/><text:tab/>delēbam<text:tab/><text:tab/><text:tab/>legēbam<text:tab/><text:tab/><text:tab/>capiēbam<text:tab/><text:tab/>audiēbam<text:tab/>eram </text:span>amā<text:span text:style-name="T55">b</text:span>ā<text:span text:style-name="T55">s</text:span><text:tab/><text:tab/><text:tab/><text:span text:style-name="T55">delēb</text:span>ā<text:span text:style-name="T55">s<text:tab/><text:tab/><text:tab/>legēb</text:span>ā<text:span text:style-name="T55">s<text:tab/><text:tab/><text:tab/>capiēb</text:span>ā<text:span text:style-name="T55">s<text:tab/><text:tab/><text:tab/>audiēb</text:span>ā<text:span text:style-name="T55">s<text:tab/><text:tab/>er</text:span>ā<text:span text:style-name="T55">s</text:span></text:p>
      <text:p text:style-name="P59">am<text:span text:style-name="T41">ābat</text:span><text:tab/><text:tab/><text:tab/><text:span text:style-name="T50">delēbat<text:tab/><text:tab/><text:tab/>legēbat<text:tab/><text:tab/><text:tab/>capiēbāt<text:tab/><text:tab/><text:tab/>audiēbat<text:tab/><text:tab/>erat</text:span></text:p>
      <text:p text:style-name="P47">amā<text:span text:style-name="T56">b</text:span>ā<text:span text:style-name="T56">mus<text:tab/><text:tab/>delēb</text:span>ā<text:span text:style-name="T57">mus<text:tab/><text:tab/>legēb</text:span>ā<text:span text:style-name="T57">mus<text:tab/><text:tab/>capiēb</text:span>ā<text:span text:style-name="T57">mus<text:tab/><text:tab/>audiēb</text:span>ā<text:span text:style-name="T61">mus<text:tab/>er</text:span>ā<text:span text:style-name="T57">mus</text:span></text:p>
      <text:p text:style-name="P60">am<text:span text:style-name="T41">ābātis</text:span><text:tab/><text:tab/><text:span text:style-name="T56">delēbātis<text:tab/><text:tab/>legēbātis<text:tab/><text:tab/>capiēbātis<text:tab/><text:tab/>audiēbātis<text:tab/>erātis</text:span></text:p>
      <text:p text:style-name="P61">am<text:span text:style-name="T41">ābant</text:span><text:tab/><text:tab/><text:tab/><text:span text:style-name="T56">delēbant<text:tab/><text:tab/><text:tab/>legēbant<text:tab/><text:tab/><text:tab/>capiēbant<text:tab/><text:tab/>audiēbant<text:tab/>erant</text:span></text:p>
      <text:p text:style-name="P57"/>
      <text:p text:style-name="P48"><text:span text:style-name="T42">am</text:span>ā<text:span text:style-name="T55">bar<text:tab/><text:tab/><text:tab/>delēbar<text:tab/><text:tab/><text:tab/>legēbar<text:tab/><text:tab/><text:tab/>capiēbar<text:tab/><text:tab/><text:tab/>audiēbar</text:span></text:p>
      <text:p text:style-name="P49">amā<text:span text:style-name="T55">b</text:span>ā<text:span text:style-name="T58">ris</text:span><text:tab/><text:tab/><text:span text:style-name="T55">delēb</text:span>ā<text:span text:style-name="T59">ris<text:tab/><text:tab/>legēb</text:span>ā<text:span text:style-name="T59">ris<text:tab/><text:tab/>capiēb</text:span>ā<text:span text:style-name="T59">ris<text:tab/><text:tab/>audiēb</text:span>ā<text:span text:style-name="T59">ris<text:tab/><text:tab/></text:span></text:p>
      <text:p text:style-name="P62">am<text:span text:style-name="T41">ābātur</text:span><text:tab/><text:tab/><text:span text:style-name="T50">delēbātur<text:tab/><text:tab/>legēbātur<text:tab/><text:tab/>capiēbātur<text:tab/><text:tab/>audiēbātur<text:tab/><text:tab/></text:span></text:p>
      <text:p text:style-name="P50">amā<text:span text:style-name="T56">b</text:span>ā<text:span text:style-name="T56">mur<text:tab/><text:tab/>delēb</text:span>ā<text:span text:style-name="T57">mur<text:tab/><text:tab/>legēb</text:span>ā<text:span text:style-name="T57">mur<text:tab/><text:tab/>capiēb</text:span>ā<text:span text:style-name="T57">mur<text:tab/><text:tab/>audiēb</text:span>ā<text:span text:style-name="T57">mur<text:tab/><text:tab/></text:span></text:p>
      <text:p text:style-name="P63">am<text:span text:style-name="T41">ābāmin</text:span>ī<text:tab/><text:tab/><text:span text:style-name="T56">delēbāmin</text:span>ī<text:span text:style-name="T56"><text:tab/><text:tab/>legēbāmin</text:span>ī<text:span text:style-name="T56"><text:tab/><text:tab/>capiēbāmin</text:span>ī<text:tab/><text:span text:style-name="T56"><text:tab/>audiēbāmin</text:span>ī<text:span text:style-name="T56"><text:tab/><text:tab/></text:span></text:p>
      <text:p text:style-name="P64">am<text:span text:style-name="T41">ābantur</text:span><text:tab/><text:tab/><text:span text:style-name="T56">delēbantur<text:tab/><text:tab/>legēbantur<text:tab/><text:tab/>capiēbantur<text:tab/><text:tab/>audiēbantur<text:tab/><text:tab/></text:span></text:p>
      <text:p text:style-name="P58"/>
      <text:p text:style-name="P17"><text:span text:style-name="T46">i</text:span>ndicatif.<text:span text:style-name="T46">parfait</text:span></text:p>
      <text:p text:style-name="P42">amāu<text:span text:style-name="T37">ī<text:tab/><text:tab/><text:tab/> delēuī<text:tab/><text:tab/><text:tab/> lēgī<text:tab/><text:tab/><text:tab/> cēpī<text:tab/><text:tab/><text:tab/> audīuī<text:tab/><text:tab/>fuī</text:span></text:p>
      <text:p text:style-name="P43">amāu<text:span text:style-name="T60">istī<text:tab/><text:tab/><text:tab/> delēuistī<text:tab/><text:tab/> lēgistī<text:tab/><text:tab/><text:tab/> cēpistī<text:tab/><text:tab/><text:tab/> audīuistī<text:tab/>fuistī</text:span></text:p>
      <text:p text:style-name="P43">amāu<text:span text:style-name="T60">it<text:tab/><text:tab/><text:tab/> delēuit<text:tab/><text:tab/><text:tab/> lēgit<text:tab/><text:tab/><text:tab/> cēpit<text:tab/><text:tab/><text:tab/> audīuit<text:tab/><text:tab/>fuit</text:span></text:p>
      <text:p text:style-name="P44">amāu<text:span text:style-name="T60">imus<text:tab/><text:tab/> delēuimus<text:tab/><text:tab/> lēgimus<text:tab/><text:tab/><text:tab/> cēpimus<text:tab/><text:tab/> audīuimus<text:tab/>fuimus</text:span></text:p>
      <text:p text:style-name="P18"><text:span text:style-name="T11">amāu</text:span><text:span text:style-name="T12">i</text:span><text:span text:style-name="T13">stis</text:span><text:span text:style-name="T12"><text:tab/><text:tab/> delēu</text:span><text:span text:style-name="T13">istis</text:span><text:span text:style-name="T12"><text:tab/><text:tab/> lēgi</text:span><text:span text:style-name="T13">stis</text:span><text:span text:style-name="T12"><text:tab/><text:tab/><text:tab/> cēpi</text:span><text:span text:style-name="T13">stis</text:span><text:span text:style-name="T12"><text:tab/><text:tab/><text:tab/> audīui</text:span><text:span text:style-name="T13">stis</text:span><text:span text:style-name="T12"><text:tab/>fui</text:span><text:span text:style-name="T13">stis</text:span> </text:p>
      <text:p text:style-name="P19"><text:span text:style-name="T11">amāu</text:span><text:span text:style-name="T14">ē</text:span><text:span text:style-name="T15">runt</text:span><text:span text:style-name="T12"><text:tab/><text:tab/> delēu</text:span><text:span text:style-name="T14">ē</text:span><text:span text:style-name="T15">runt</text:span><text:span text:style-name="T12"><text:tab/><text:tab/> lēg</text:span><text:span text:style-name="T14">ē</text:span><text:span text:style-name="T15">runt</text:span><text:span text:style-name="T12"><text:tab/><text:tab/><text:tab/> cēp</text:span><text:span text:style-name="T14">ē</text:span><text:span text:style-name="T15">runt</text:span><text:span text:style-name="T12"><text:tab/><text:tab/> audīu</text:span><text:span text:style-name="T14">ē</text:span><text:span text:style-name="T15">runt</text:span><text:span text:style-name="T12"><text:tab/>fu</text:span><text:span text:style-name="T14">ē</text:span><text:span text:style-name="T15">runt</text:span></text:p>
      <text:p text:style-name="P71"/>
      <text:p text:style-name="P20"><text:span text:style-name="T15">a</text:span><text:span text:style-name="T7">m</text:span><text:span text:style-name="T11">ā</text:span><text:span text:style-name="T7">tus[a,um] sum<text:tab/></text:span><text:span text:style-name="T12">delē</text:span><text:span text:style-name="T17">tus</text:span><text:span text:style-name="T7">[a,um] sum<text:tab/></text:span><text:span text:style-name="T17">lectus</text:span><text:span text:style-name="T7">[a,um] sum<text:tab/><text:tab/></text:span><text:span text:style-name="T17">captu</text:span><text:span text:style-name="T7">s[a,um] sum<text:tab/></text:span><text:span text:style-name="T17">aud</text:span><text:span text:style-name="T12">ī</text:span><text:span text:style-name="T17">tus</text:span><text:span text:style-name="T7">[a,um] sum</text:span></text:p>
      <text:p text:style-name="P23"><text:span text:style-name="T15">a</text:span><text:span text:style-name="T16">m</text:span><text:span text:style-name="T11">ā</text:span><text:span text:style-name="T16">tus[a,um] </text:span><text:span text:style-name="T20">es</text:span><text:span text:style-name="T16"><text:tab/><text:tab/></text:span><text:span text:style-name="T12">delē</text:span><text:span text:style-name="T17">tus</text:span><text:span text:style-name="T16">[a,um] </text:span><text:span text:style-name="T20">es</text:span><text:span text:style-name="T16"><text:tab/><text:tab/></text:span><text:span text:style-name="T17">lectus</text:span><text:span text:style-name="T16">[a,um] </text:span><text:span text:style-name="T20">es</text:span><text:span text:style-name="T16"><text:tab/><text:tab/></text:span><text:span text:style-name="T17">captu</text:span><text:span text:style-name="T16">s[a,um] </text:span><text:span text:style-name="T20">es</text:span><text:span text:style-name="T16"><text:tab/><text:tab/></text:span><text:span text:style-name="T17">aud</text:span><text:span text:style-name="T12">ī</text:span><text:span text:style-name="T17">tus</text:span><text:span text:style-name="T16">[a,um] <text:s/></text:span><text:span text:style-name="T20">es</text:span></text:p>
      <text:p text:style-name="P21"><text:span text:style-name="T15">a</text:span><text:span text:style-name="T7">m</text:span><text:span text:style-name="T11">ā</text:span><text:span text:style-name="T7">tus[a,um] </text:span><text:span text:style-name="T18">est<text:tab/></text:span><text:span text:style-name="T7"><text:tab/></text:span><text:span text:style-name="T12">delē</text:span><text:span text:style-name="T17">tus</text:span><text:span text:style-name="T7">[a,um] </text:span><text:span text:style-name="T18">est<text:tab/></text:span><text:span text:style-name="T7"><text:tab/></text:span><text:span text:style-name="T17">lectus</text:span><text:span text:style-name="T7">[a,um] </text:span><text:span text:style-name="T18">est</text:span><text:span text:style-name="T7"><text:tab/><text:tab/></text:span><text:span text:style-name="T17">captu</text:span><text:span text:style-name="T7">s[a,um] </text:span><text:span text:style-name="T18">est<text:tab/></text:span><text:span text:style-name="T7"><text:tab/></text:span><text:span text:style-name="T17">aud</text:span><text:span text:style-name="T12">ī</text:span><text:span text:style-name="T17">tus</text:span><text:span text:style-name="T7">[a,um] </text:span><text:span text:style-name="T18">est</text:span></text:p>
      <text:p text:style-name="P22"><text:span text:style-name="T15">a</text:span><text:span text:style-name="T7">m</text:span><text:span text:style-name="T11">ā</text:span><text:span text:style-name="T7">t</text:span><text:span text:style-name="T12">ī</text:span><text:span text:style-name="T7">[a</text:span><text:span text:style-name="T19">e</text:span><text:span text:style-name="T7">,</text:span><text:span text:style-name="T19">a</text:span><text:span text:style-name="T7">] sum</text:span><text:span text:style-name="T19">us</text:span><text:span text:style-name="T7"><text:tab/></text:span><text:span text:style-name="T12">delē</text:span><text:span text:style-name="T17">t</text:span><text:span text:style-name="T12">ī</text:span><text:span text:style-name="T7">[a</text:span><text:span text:style-name="T19">e</text:span><text:span text:style-name="T7">,</text:span><text:span text:style-name="T19">a</text:span><text:span text:style-name="T7">] sum</text:span><text:span text:style-name="T19">us</text:span><text:span text:style-name="T7"><text:tab/></text:span><text:span text:style-name="T17">lect</text:span><text:span text:style-name="T12">ī</text:span><text:span text:style-name="T7">[a</text:span><text:span text:style-name="T19">e</text:span><text:span text:style-name="T7">,</text:span><text:span text:style-name="T19">a</text:span><text:span text:style-name="T7">] sum</text:span><text:span text:style-name="T19">us</text:span><text:span text:style-name="T7"><text:tab/><text:tab/></text:span><text:span text:style-name="T17">capt</text:span><text:span text:style-name="T12">ī</text:span><text:span text:style-name="T7">[a</text:span><text:span text:style-name="T19">e</text:span><text:span text:style-name="T7">,</text:span><text:span text:style-name="T19">a</text:span><text:span text:style-name="T7">] sum</text:span><text:span text:style-name="T19">us<text:tab/></text:span><text:span text:style-name="T7"><text:tab/></text:span><text:span text:style-name="T17">aud</text:span><text:span text:style-name="T12">ī</text:span><text:span text:style-name="T17">t</text:span><text:span text:style-name="T12">ī</text:span><text:span text:style-name="T7">[a</text:span><text:span text:style-name="T19">e</text:span><text:span text:style-name="T7">,</text:span><text:span text:style-name="T19">a</text:span><text:span text:style-name="T7">] su</text:span><text:span text:style-name="T19">mus</text:span></text:p>
      <text:p text:style-name="P22"><text:span text:style-name="T15">a</text:span><text:span text:style-name="T7">m</text:span><text:span text:style-name="T11">ā</text:span><text:span text:style-name="T7">t</text:span><text:span text:style-name="T12">ī</text:span><text:span text:style-name="T7">[a</text:span><text:span text:style-name="T19">e</text:span><text:span text:style-name="T7">,</text:span><text:span text:style-name="T19">a</text:span><text:span text:style-name="T7">] </text:span><text:span text:style-name="T19">estis<text:tab/></text:span><text:span text:style-name="T7"><text:tab/></text:span><text:span text:style-name="T12">delē</text:span><text:span text:style-name="T17">t</text:span><text:span text:style-name="T12">ī</text:span><text:span text:style-name="T7">[a</text:span><text:span text:style-name="T19">e</text:span><text:span text:style-name="T7">,</text:span><text:span text:style-name="T19">a</text:span><text:span text:style-name="T7">] </text:span><text:span text:style-name="T19">estis<text:tab/></text:span><text:span text:style-name="T7"><text:tab/></text:span><text:span text:style-name="T17">lect</text:span><text:span text:style-name="T12">ī</text:span><text:span text:style-name="T7">[a</text:span><text:span text:style-name="T19">e</text:span><text:span text:style-name="T7">,</text:span><text:span text:style-name="T19">a</text:span><text:span text:style-name="T7">] </text:span><text:span text:style-name="T19">estis</text:span><text:span text:style-name="T7"><text:tab/><text:tab/></text:span><text:span text:style-name="T17">capt</text:span><text:span text:style-name="T12">ī</text:span><text:span text:style-name="T7">[a</text:span><text:span text:style-name="T19">e</text:span><text:span text:style-name="T7">,</text:span><text:span text:style-name="T19">a</text:span><text:span text:style-name="T7">] </text:span><text:span text:style-name="T19">estis<text:tab/></text:span><text:span text:style-name="T7"><text:tab/></text:span><text:span text:style-name="T17">aud</text:span><text:span text:style-name="T12">ī</text:span><text:span text:style-name="T17">t</text:span><text:span text:style-name="T12">ī</text:span><text:span text:style-name="T7">[a</text:span><text:span text:style-name="T19">e</text:span><text:span text:style-name="T7">,</text:span><text:span text:style-name="T19">a</text:span><text:span text:style-name="T7">] </text:span><text:span text:style-name="T19">estis</text:span></text:p>
      <text:p text:style-name="P22"><text:span text:style-name="T15">a</text:span><text:span text:style-name="T7">m</text:span><text:span text:style-name="T11">ā</text:span><text:span text:style-name="T7">t</text:span><text:span text:style-name="T12">ī</text:span><text:span text:style-name="T7">[a</text:span><text:span text:style-name="T19">e</text:span><text:span text:style-name="T7">,</text:span><text:span text:style-name="T19">a</text:span><text:span text:style-name="T7">] su</text:span><text:span text:style-name="T19">nt<text:tab/></text:span><text:span text:style-name="T7"><text:tab/></text:span><text:span text:style-name="T12">delē</text:span><text:span text:style-name="T17">t</text:span><text:span text:style-name="T12">ī</text:span><text:span text:style-name="T7">[a</text:span><text:span text:style-name="T19">e</text:span><text:span text:style-name="T7">,</text:span><text:span text:style-name="T19">a</text:span><text:span text:style-name="T7">] su</text:span><text:span text:style-name="T19">nt<text:tab/></text:span><text:span text:style-name="T7"><text:tab/></text:span><text:span text:style-name="T17">lect</text:span><text:span text:style-name="T12">ī</text:span><text:span text:style-name="T7">[a</text:span><text:span text:style-name="T19">e</text:span><text:span text:style-name="T7">,</text:span><text:span text:style-name="T19">a</text:span><text:span text:style-name="T7">] s</text:span><text:span text:style-name="T19">unt</text:span><text:span text:style-name="T7"><text:tab/><text:tab/></text:span><text:span text:style-name="T17">capt</text:span><text:span text:style-name="T12">ī</text:span><text:span text:style-name="T7">[a</text:span><text:span text:style-name="T19">e</text:span><text:span text:style-name="T7">,</text:span><text:span text:style-name="T19">a</text:span><text:span text:style-name="T7">] su</text:span><text:span text:style-name="T19">nt<text:tab/></text:span><text:span text:style-name="T7"><text:tab/></text:span><text:span text:style-name="T17">aud</text:span><text:span text:style-name="T12">ī</text:span><text:span text:style-name="T17">t</text:span><text:span text:style-name="T12">ī</text:span><text:span text:style-name="T7">[a</text:span><text:span text:style-name="T19">e</text:span><text:span text:style-name="T7">,</text:span><text:span text:style-name="T19">a</text:span><text:span text:style-name="T7">] su</text:span><text:span text:style-name="T19">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1:14:04.403868256</meta:creation-date>
    <meta:generator>LibreOffice/6.0.7.3$Linux_X86_64 LibreOffice_project/00m0$Build-3</meta:generator>
    <dc:date>2019-09-27T06:51:45.209101658</dc:date>
    <meta:editing-duration>PT3H29M56S</meta:editing-duration>
    <meta:editing-cycles>177</meta:editing-cycles>
    <meta:document-statistic meta:table-count="0" meta:image-count="0" meta:object-count="0" meta:page-count="2" meta:paragraph-count="90" meta:word-count="645" meta:character-count="4966" meta:non-whitespace-character-count="3912"/>
  </office:meta>
</office:document-meta>
</file>